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aabf" officeooo:paragraph-rsid="0004aabf"/>
    </style:style>
    <style:style style:name="P2" style:family="paragraph" style:parent-style-name="Standard">
      <style:paragraph-properties fo:text-align="center" style:justify-single-word="false"/>
      <style:text-properties officeooo:rsid="0004aabf" officeooo:paragraph-rsid="0004aabf"/>
    </style:style>
    <style:style style:name="P3" style:family="paragraph" style:parent-style-name="Standard">
      <style:text-properties fo:font-style="italic" officeooo:rsid="0004aabf" officeooo:paragraph-rsid="0004aabf" style:font-style-asian="italic" style:font-style-complex="italic"/>
    </style:style>
    <style:style style:name="P4" style:family="paragraph" style:parent-style-name="Standard">
      <style:text-properties officeooo:rsid="00057c3c" officeooo:paragraph-rsid="00057c3c"/>
    </style:style>
    <style:style style:name="P5" style:family="paragraph" style:parent-style-name="Standard">
      <style:text-properties officeooo:rsid="00066dd8" officeooo:paragraph-rsid="00066dd8"/>
    </style:style>
    <style:style style:name="P6" style:family="paragraph" style:parent-style-name="Standard">
      <style:text-properties officeooo:rsid="0007e027" officeooo:paragraph-rsid="0007e027"/>
    </style:style>
    <style:style style:name="P7" style:family="paragraph" style:parent-style-name="Standard">
      <style:text-properties officeooo:rsid="0007f955" officeooo:paragraph-rsid="0007f955"/>
    </style:style>
    <style:style style:name="P8" style:family="paragraph" style:parent-style-name="Standard">
      <style:text-properties officeooo:rsid="00086531" officeooo:paragraph-rsid="00086531"/>
    </style:style>
    <style:style style:name="P9" style:family="paragraph" style:parent-style-name="Standard">
      <style:text-properties officeooo:rsid="0008bed4" officeooo:paragraph-rsid="0008bed4"/>
    </style:style>
    <style:style style:name="P10" style:family="paragraph" style:parent-style-name="Standard">
      <style:text-properties officeooo:rsid="00096996" officeooo:paragraph-rsid="00096996"/>
    </style:style>
    <style:style style:name="P11" style:family="paragraph" style:parent-style-name="Standard">
      <style:text-properties officeooo:rsid="000aaedf" officeooo:paragraph-rsid="000aaedf"/>
    </style:style>
    <style:style style:name="P12" style:family="paragraph" style:parent-style-name="Standard">
      <style:text-properties officeooo:rsid="000ab677" officeooo:paragraph-rsid="000ab677"/>
    </style:style>
    <style:style style:name="P13" style:family="paragraph" style:parent-style-name="Standard">
      <style:text-properties officeooo:rsid="000c84a1" officeooo:paragraph-rsid="000c84a1"/>
    </style:style>
    <style:style style:name="P14" style:family="paragraph" style:parent-style-name="Standard">
      <style:text-properties officeooo:rsid="000d1d92" officeooo:paragraph-rsid="000d1d92"/>
    </style:style>
    <style:style style:name="P15" style:family="paragraph" style:parent-style-name="Heading_20_3">
      <style:paragraph-properties fo:break-before="page"/>
    </style:style>
    <style:style style:name="P16" style:family="paragraph" style:parent-style-name="Standard" style:list-style-name="L1">
      <style:text-properties officeooo:rsid="00066dd8" officeooo:paragraph-rsid="00066dd8"/>
    </style:style>
    <style:style style:name="P17" style:family="paragraph" style:parent-style-name="Standard" style:list-style-name="L2">
      <style:text-properties officeooo:rsid="0007f955" officeooo:paragraph-rsid="0007f955"/>
    </style:style>
    <style:style style:name="P18" style:family="paragraph" style:parent-style-name="Standard">
      <style:text-properties officeooo:rsid="00096996" officeooo:paragraph-rsid="00096996"/>
    </style:style>
    <style:style style:name="P19" style:family="paragraph" style:parent-style-name="Standard">
      <style:text-properties officeooo:rsid="00096996" officeooo:paragraph-rsid="0011c361"/>
    </style:style>
    <style:style style:name="P20" style:family="paragraph" style:parent-style-name="Standard">
      <style:text-properties officeooo:rsid="000ebc64" officeooo:paragraph-rsid="000ebc64"/>
    </style:style>
    <style:style style:name="P21" style:family="paragraph" style:parent-style-name="Standard">
      <style:text-properties fo:font-style="italic" officeooo:rsid="0011c361" officeooo:paragraph-rsid="0011c361" style:font-style-asian="italic" style:font-style-complex="italic"/>
    </style:style>
    <style:style style:name="P22" style:family="paragraph" style:parent-style-name="Standard">
      <style:text-properties officeooo:rsid="0008bed4" officeooo:paragraph-rsid="0008bed4"/>
    </style:style>
    <style:style style:name="P23" style:family="paragraph" style:parent-style-name="Standard">
      <style:text-properties officeooo:rsid="001446a9" officeooo:paragraph-rsid="001446a9"/>
    </style:style>
    <style:style style:name="P24" style:family="paragraph" style:parent-style-name="Standard">
      <style:text-properties officeooo:rsid="000aaedf" officeooo:paragraph-rsid="000aaedf"/>
    </style:style>
    <style:style style:name="P25" style:family="paragraph" style:parent-style-name="Standard">
      <style:text-properties officeooo:rsid="0016551f" officeooo:paragraph-rsid="0016551f"/>
    </style:style>
    <style:style style:name="P26" style:family="paragraph" style:parent-style-name="Standard">
      <style:text-properties officeooo:rsid="0016ba53" officeooo:paragraph-rsid="0016ba53"/>
    </style:style>
    <style:style style:name="P27" style:family="paragraph" style:parent-style-name="Standard">
      <style:text-properties officeooo:rsid="0004aabf" officeooo:paragraph-rsid="0004aabf"/>
    </style:style>
    <style:style style:name="P28" style:family="paragraph" style:parent-style-name="Standard">
      <style:text-properties officeooo:rsid="001883db" officeooo:paragraph-rsid="001883db"/>
    </style:style>
    <style:style style:name="T1" style:family="text">
      <style:text-properties officeooo:rsid="00057c3c"/>
    </style:style>
    <style:style style:name="T2" style:family="text">
      <style:text-properties officeooo:rsid="00066dd8"/>
    </style:style>
    <style:style style:name="T3" style:family="text">
      <style:text-properties officeooo:rsid="0007e027"/>
    </style:style>
    <style:style style:name="T4" style:family="text">
      <style:text-properties officeooo:rsid="0007f955"/>
    </style:style>
    <style:style style:name="T5" style:family="text">
      <style:text-properties officeooo:rsid="00086531"/>
    </style:style>
    <style:style style:name="T6" style:family="text">
      <style:text-properties fo:font-weight="bold" style:font-weight-asian="bold" style:font-weight-complex="bold"/>
    </style:style>
    <style:style style:name="T7" style:family="text">
      <style:text-properties fo:font-weight="bold" officeooo:rsid="00086531" style:font-weight-asian="bold" style:font-weight-complex="bold"/>
    </style:style>
    <style:style style:name="T8" style:family="text">
      <style:text-properties fo:font-weight="bold" officeooo:rsid="00066dd8" style:font-weight-asian="bold" style:font-weight-complex="bold"/>
    </style:style>
    <style:style style:name="T9" style:family="text">
      <style:text-properties officeooo:rsid="0008bed4"/>
    </style:style>
    <style:style style:name="T10" style:family="text">
      <style:text-properties fo:font-style="italic" style:font-style-asian="italic" style:font-style-complex="italic"/>
    </style:style>
    <style:style style:name="T11" style:family="text">
      <style:text-properties fo:font-style="italic" officeooo:rsid="000deb58" style:font-style-asian="italic" style:font-style-complex="italic"/>
    </style:style>
    <style:style style:name="T12" style:family="text">
      <style:text-properties fo:font-style="italic" officeooo:rsid="000ebc64" style:font-style-asian="italic" style:font-style-complex="italic"/>
    </style:style>
    <style:style style:name="T13" style:family="text">
      <style:text-properties fo:font-style="italic" officeooo:rsid="00145b5a" style:font-style-asian="italic" style:font-style-complex="italic"/>
    </style:style>
    <style:style style:name="T14" style:family="text">
      <style:text-properties officeooo:rsid="000ab677"/>
    </style:style>
    <style:style style:name="T15" style:family="text">
      <style:text-properties fo:font-size="10pt" style:font-size-asian="10pt" style:font-size-complex="10pt"/>
    </style:style>
    <style:style style:name="T16" style:family="text">
      <style:text-properties style:text-position="super 58%"/>
    </style:style>
    <style:style style:name="T17" style:family="text">
      <style:text-properties officeooo:rsid="000c84a1"/>
    </style:style>
    <style:style style:name="T18" style:family="text">
      <style:text-properties officeooo:rsid="000d1d92"/>
    </style:style>
    <style:style style:name="T19" style:family="text">
      <style:text-properties officeooo:rsid="000d3e13"/>
    </style:style>
    <style:style style:name="T20" style:family="text">
      <style:text-properties officeooo:rsid="000deb58"/>
    </style:style>
    <style:style style:name="T21" style:family="text">
      <style:text-properties officeooo:rsid="000ebc64"/>
    </style:style>
    <style:style style:name="T22" style:family="text">
      <style:text-properties officeooo:rsid="000f00a3"/>
    </style:style>
    <style:style style:name="T23" style:family="text">
      <style:text-properties officeooo:rsid="0010a7fb"/>
    </style:style>
    <style:style style:name="T24" style:family="text">
      <style:text-properties officeooo:rsid="0011c361"/>
    </style:style>
    <style:style style:name="T25" style:family="text">
      <style:text-properties fo:font-style="normal" style:font-style-asian="normal" style:font-style-complex="normal"/>
    </style:style>
    <style:style style:name="T26" style:family="text">
      <style:text-properties officeooo:rsid="00136604"/>
    </style:style>
    <style:style style:name="T27" style:family="text">
      <style:text-properties officeooo:rsid="00145b5a"/>
    </style:style>
    <style:style style:name="T28" style:family="text">
      <style:text-properties officeooo:rsid="001744e6"/>
    </style:style>
    <style:style style:name="T29" style:family="text">
      <style:text-properties officeooo:rsid="00174969"/>
    </style:style>
    <style:style style:name="T30" style:family="text">
      <style:text-properties officeooo:rsid="001883db"/>
    </style:style>
    <style:style style:name="T31" style:family="text">
      <style:text-properties officeooo:rsid="00192837"/>
    </style:style>
    <style:style style:name="T32" style:family="text">
      <style:text-properties officeooo:rsid="00193960"/>
    </style:style>
    <style:style style:name="T33" style:family="text">
      <style:text-properties officeooo:rsid="00193cb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uobocat</text:p>
      <text:p text:style-name="P2">by Sven Nilsen, 2021</text:p>
      <text:p text:style-name="P1"/>
      <text:p text:style-name="P3">In this paper I suggest a mental trick, based on an analysis of The Joker Type applied to overcome dark sides of human nature such as extreme racism,<text:span text:style-name="T20"> vaccine</text:span> <text:span text:style-name="T20">phobia</text:span>, suicidal thinking, police violence and inaction on climate change. <text:span text:style-name="T28">This might help to recover </text:span><text:span text:style-name="T29">open minded people </text:span><text:span text:style-name="T28">from </text:span><text:span text:style-name="T29">a </text:span><text:span text:style-name="T28">slippery slope </text:span><text:span text:style-name="T29">development </text:span><text:span text:style-name="T30">into an unwanted dark side and take the first steps toward healing</text:span><text:span text:style-name="T24">.</text:span></text:p>
      <text:p text:style-name="P1"/>
      <text:p text:style-name="P28">The world complex: There are always people who spread misinformation and exploit the dark sides of human nature to make profits. However, when viewing the world in terms of this mechanism, it is easy to forget that many people develop phobia due to stress or that society might develop a dysfunctional role over time. This problem can be addressed, because those people or societies are willing to change when given a new perspective that helps them to understand the situation.</text:p>
      <text:p text:style-name="P1"/>
      <text:p text:style-name="P28">This paper about the “Nuobocat” is part of <text:span text:style-name="T31">an ongoing research and thus should be considered experimental. It is not a replacement of professional treatment. The mental trick here is intended to be studied </text:span><text:span text:style-name="T32">whether formalisation of </text:span><text:span text:style-name="T33">The Joker Type can be applied to psychology.</text:span></text:p>
      <text:p text:style-name="P1"/>
      <text:p text:style-name="P1">In the paper “The Joker Type”<text:span text:style-name="T16"><text:reference-ref text:reference-format="text" text:ref-name="the joker type">[1]</text:reference-ref></text:span>, I introduced a subjective/biased path. This type <text:span text:style-name="T14">has </text:span>the mathematical property that <text:span text:style-name="T1">an “unbiased position” can be introduced externally.</text:span></text:p>
      <text:p text:style-name="P1"/>
      <text:p text:style-name="P4">In the study of the dark side of human nature, the “unbiased position” is a “<text:span text:style-name="T14">radical</text:span> middle”.<text:line-break/>This “<text:span text:style-name="T14">radical</text:span> middle” is “pushed out” of language until it becomes an “impossible thought”.<text:line-break/><text:span text:style-name="T26">One important thing to notice about the “radical middle” is that it functions as a slippery slope, such that the situation can be triggered without doing obvious errors in reasoning. It is also not directly related to e.g. misinformation or brainwashing. Instead, the situation affects the person inside it, for example by being under stress and developing an obsession about control.</text:span></text:p>
      <text:p text:style-name="P4"/>
      <text:p text:style-name="P4">The “<text:span text:style-name="T14">radical</text:span> middle” is usually “increased risk of dying”, for the darkest sides of human nature.</text:p>
      <text:p text:style-name="P4"/>
      <text:p text:style-name="P4">With other words, the person who e.g. commits extreme racism, operates under a real threat of dying, or a significant increased risk of dying, which in the situation has become an “impossible thought”, something that is unthinkable, yet at the same time what a rational agent would focus on.</text:p>
      <text:p text:style-name="P4"/>
      <text:p text:style-name="P4">The “me” side of this Joker Type is:</text:p>
      <text:p text:style-name="P4"/>
      <text:p text:style-name="P4"><text:tab/>a reasonable action which requires giving up a tiny amount of control</text:p>
      <text:p text:style-name="P4"/>
      <text:p text:style-name="P4">The “other” side of this Joker Type is:</text:p>
      <text:p text:style-name="P4"/>
      <text:p text:style-name="P4"><text:tab/>Nuobocat</text:p>
      <text:p text:style-name="P4"/>
      <text:p text:style-name="Standard">This stands for “<text:span text:style-name="T6">n</text:span>egative <text:span text:style-name="T6">u</text:span>tility <text:span text:style-name="T6">o</text:span>n <text:span text:style-name="T6">b</text:span>ehalf <text:span text:style-name="T6">o</text:span>f <text:span text:style-name="T6">a</text:span> <text:span text:style-name="T6">p</text:span>erceived <text:span text:style-name="T6">i</text:span>maginary <text:span text:style-name="T6">u</text:span>niversal <text:span text:style-name="T6">c</text:span>ategory <text:span text:style-name="T6">o</text:span>f <text:span text:style-name="T6">c</text:span>ollapsed <text:span text:style-name="T6">c</text:span>oncrete <text:span text:style-name="T6">t</text:span>hinking <text:span text:style-name="T6">p</text:span>rojected <text:span text:style-name="T6">o</text:span>nto <text:span text:style-name="T6">c</text:span>onstructed <text:span text:style-name="T6">a</text:span>bstract <text:span text:style-name="T6">t</text:span>hinking”, <text:span text:style-name="T2">or</text:span></text:p>
      <text:p text:style-name="Standard"/>
      <text:p text:style-name="Standard"><text:tab/><text:span text:style-name="T8">nuoboapiucocctpocat</text:span></text:p>
      <text:p text:style-name="Standard"/>
      <text:p text:style-name="P5">Which is simply shorted down into “nuobocat”.</text:p>
      <text:p text:style-name="P5"/>
      <text:p text:style-name="P5"><text:soft-page-break/>What happens to the person who e.g. commits extreme racism, is that there is a collapse of Seshatism<text:span text:style-name="T16"><text:reference-ref text:reference-format="text" text:ref-name="seshatism">[2]</text:reference-ref></text:span>, or concrete thinking, with a construction of Platonism<text:span text:style-name="T16"><text:reference-ref text:reference-format="text" text:ref-name="platonism">[3]</text:reference-ref></text:span>, or abstract thinking. The thought pattern converges into a singularity of the Platonic form of an infinite Möbius strip<text:span text:style-name="T16"><text:reference-ref text:reference-format="text" text:ref-name="möbius strip">[4]</text:reference-ref></text:span>, where one side is related to the opposite side by a simple involution, but also through an infinite distance.</text:p>
      <text:p text:style-name="P5"/>
      <text:list xml:id="list1852849192" text:style-name="L1">
        <text:list-item>
          <text:p text:style-name="P16">The simple involution is “give up a tiny amount of control”</text:p>
        </text:list-item>
        <text:list-item>
          <text:p text:style-name="P16">The infinite distance is “give up control”</text:p>
        </text:list-item>
      </text:list>
      <text:p text:style-name="P5"/>
      <text:p text:style-name="P5">The behavior is created by a logical fallacy, due to the collapse of concrete thinking, where the simple involution is thought to imply the infinite distance, which is due to the construction of abstract thinking. Since the person is biased by Platonism, the mattematical beauty of the pattern drives behaviour and a made-up <text:span text:style-name="T17">1-</text:span>avatar of Nuobocat is created to “explain” the person’s behavior.</text:p>
      <text:p text:style-name="P5">The Nuobocat is the core of an Avatar Graph<text:span text:style-name="T16"><text:reference-ref text:reference-format="text" text:ref-name="avatar graphs">[5]</text:reference-ref></text:span> wh<text:span text:style-name="T3">ich is the “other” of the Joker Type.<text:line-break/>The 1-avatar</text:span><text:span text:style-name="T17">s</text:span><text:span text:style-name="T3"> of the Nuobocat determine the action of the person.</text:span></text:p>
      <text:p text:style-name="P6">To solve a such situation, the mental trick is to introduce a new 1-avatar of the Nuobocat.</text:p>
      <text:p text:style-name="P6">Behavior in the dark sides of human nature, e.g. extreme racism, is caused by a trauma of anxiety, where the person is unable to give up control. No amount of evidence can convince the person.</text:p>
      <text:p text:style-name="P6"/>
      <text:p text:style-name="P6">The person is already in a situation with “increased risk of dying” as the “radical middle” that is “pushed out” of language until it becomes an “impossible thought”. In this non-thinking mode, it is impossible for the person to update beliefs. This is impossible <text:span text:style-name="T17">precisely because</text:span> the rational object for making decisions is unreachable.</text:p>
      <text:p text:style-name="P6"/>
      <text:p text:style-name="P6">The solution is therefore to exploit the mathematical pattern of The Joker Type, w<text:span text:style-name="T4">hich is to introduce a new 1-avatar of the Nuobocat. I will illustrate this using two examples:</text:span></text:p>
      <text:p text:style-name="P6"/>
      <text:p text:style-name="P7">Assume a situation where there are zero 1-avatars of the Nuobocat.</text:p>
      <text:p text:style-name="P7"/>
      <text:p text:style-name="P7"><text:span text:style-name="T18">For example, a </text:span><text:span text:style-name="T20">person with vaccine phobia</text:span> <text:span text:style-name="T18">under </text:span><text:span text:style-name="T20">a</text:span><text:span text:style-name="T18"> pandemic,</text:span> has the following choices:</text:p>
      <text:p text:style-name="P7"/>
      <text:list xml:id="list2559687547" text:style-name="L2">
        <text:list-item>
          <text:p text:style-name="P17">“<text:span text:style-name="T5">me”: </text:span>take your dose, but in return give up a tiny amount of control</text:p>
        </text:list-item>
        <text:list-item>
          <text:p text:style-name="P17">“<text:span text:style-name="T5">radical middle”: </text:span>increased risk of dying</text:p>
        </text:list-item>
      </text:list>
      <text:p text:style-name="P7"/>
      <text:p text:style-name="P7">The “increased risk of dying” is an “impossible thought” for <text:span text:style-name="T20">this person</text:span>. So, the only remaining choice is 1) which now seems irrational. For example, thinking “Why should I give up control?”.</text:p>
      <text:p text:style-name="P7"/>
      <text:p text:style-name="P7">The denial of the possibility of increased risk of dying, is the very mechanism that tricks the person into thinking of itself as rational, while in fact behaving irrationally.</text:p>
      <text:p text:style-name="P7"/>
      <text:p text:style-name="P7">Taking the dose is a “me” position. The <text:span text:style-name="T20">person with vaccine phobia</text:span> is denying this “me” and <text:span text:style-name="T20">e.g. </text:span>feeling it as an intrusion of the government <text:span text:style-name="T18">into</text:span> the<text:span text:style-name="T18"> </text:span>identity of the person.</text:p>
      <text:p text:style-name="P7"/>
      <text:p text:style-name="P7">Now that the person has set itself up for The Joker Type, one can introduce a 1-avatar of the Nuobocat which causes the person to take the dose: Simply say that the dose will be sent to somewhere else to save somebody else’s life.</text:p>
      <text:p text:style-name="P7"/>
      <text:p text:style-name="P7">The <text:span text:style-name="T20">person with vaccine phobia</text:span> <text:span text:style-name="T20">might</text:span> respond to a such situation <text:span text:style-name="T5">in the following way:</text:span></text:p>
      <text:p text:style-name="P7"/>
      <text:p text:style-name="P7">“<text:span text:style-name="T5">I do not want to give up control. However, if I take the dose, then I can </text:span><text:span text:style-name="T7">take control</text:span><text:span text:style-name="T5"> away from someone else. It is better that I have the dose than it belongs to somebody else.”</text:span></text:p>
      <text:p text:style-name="P7"/>
      <text:p text:style-name="P8">It does not matter whether this imaginary or real. The person is not rational anyway:</text:p>
      <text:p text:style-name="P8"><text:soft-page-break/></text:p>
      <text:p text:style-name="P8"><text:tab/>3. “other”: take away the opportunity for somebody else to get the dose</text:p>
      <text:p text:style-name="P8"/>
      <text:p text:style-name="P8">Notice that 3) determines the action of the person. The “radical middle” is unthinkable, so it can not be a decisive factor. Precisely because it is unthinkable, the person uses 1-avatars of the Nuobocat to make decisions. <text:span text:style-name="T11">However, this should not be confused with </text:span><text:span text:style-name="T12">e.g. </text:span><text:span text:style-name="T11">a situation where people develop phobia due to cultish brainwashing.</text:span><text:span text:style-name="T20"> The Nuobocat applies </text:span><text:span text:style-name="T21">only when there is a “radical middle”</text:span><text:span text:style-name="T20">.</text:span></text:p>
      <text:p text:style-name="P8"/>
      <text:p text:style-name="P8">In the case of <text:span text:style-name="T20">vaccine phobia</text:span>, the 1-avatar is used to avoid increasing the risk of dying.</text:p>
      <text:p text:style-name="P8"/>
      <text:p text:style-name="P8">However, the opposite can also happen.</text:p>
      <text:p text:style-name="P8"/>
      <text:p text:style-name="P8">For example, a white police officer in the US might be tempted to commit violence against a black person. The officer is under stress and this causes a collapse of concrete thinking. At the same time, an “imaginary universal category” is constructed of black people as a threat. <text:span text:style-name="T9">The officer wants to hurt this “abstract black people” idea and commiting violence seems the only option.</text:span></text:p>
      <text:p text:style-name="P9"/>
      <text:p text:style-name="P9">The “impossible thought” for the police officer is that by commiting violence, it is a high risk of dying. The black person might have studied martial arts, or have a gun, or have a knife, or suing the police officer for large amounts of money, or getting revenge by other means. It is extremely dangerous for police officers to attack <text:span text:style-name="T18">anyone, even </text:span>civilians without provocation.</text:p>
      <text:p text:style-name="P9"/>
      <text:p text:style-name="P9">Imagine that you are driving a car. If the chance of dying was 10% when you set yourself in the car, then this risk would be unacceptable. Likewise, a white police officer which has e.g. a 10% chance of dying by committing violence to black person, is extremely irrational. However, due to the “pushing out” of the “<text:span text:style-name="T18">radical</text:span> middle”, this position becomes unthinkable for the officer.</text:p>
      <text:p text:style-name="P9"/>
      <text:p text:style-name="P23">This does not mean that the police officer is an extremist. On the other hand, it is more likely that the stress experienced over long term, shared fatigue sentiment among collegues and underestimation of the gradual influence of stress on thinking makes it hard to notice that there is a collapse in concrete thinking and a constructed abstract thinking. This takes the form of an “abstract universal category”, such as ordinary black people, which one wishes negative utility to increase the perceived imaginary control in the situation. <text:span text:style-name="T13">However, this should not be confused with racism.</text:span></text:p>
      <text:p text:style-name="P9"/>
      <text:p text:style-name="P26">Extreme racism can be a Nuobocat situation on itself.</text:p>
      <text:p text:style-name="P26">However, racism can also be symptomatic of a more complex underlying Nuobocat situation.</text:p>
      <text:p text:style-name="P26">There difference is in the process of how the “radical middle” is “pushed out” of language.</text:p>
      <text:p text:style-name="P9"/>
      <text:p text:style-name="P9">Now, the problem is that there already is a 1-avatar of Nuobocat in place. In the previous example of <text:span text:style-name="T21">vaccine phobia</text:span>, there were zero 1-avatars, so the problem was solved using the first 1-avatar.</text:p>
      <text:p text:style-name="P9"/>
      <text:p text:style-name="P9">In this example with the police officer, one must introduce another 1-avatar. The officer can use a simple mind trick, which is to think e.g. “If I don’t commit violence, a black person in heaven will be sent to hell”.</text:p>
      <text:p text:style-name="P9"/>
      <text:p text:style-name="P9">This sounds like a joke, but remember, the person is already in an irrational mode of thinking. It does not matter whether the 1-avatar of Nuobocat is real or imaginary. Therefore, thinking of a joke is just as good as making up a real option.</text:p>
      <text:p text:style-name="P9"/>
      <text:p text:style-name="P10">In the case of inaction of climate change<text:span text:style-name="T16"><text:reference-ref text:reference-format="text" text:ref-name="climate change">[6]</text:reference-ref></text:span>, the people in developed countries uses developing or least developed countries as the “other”. <text:span text:style-name="T18">They do this without even considering themselves e.g. racist. </text:span>The point is: People do not think rationally. Climate change is going to <text:span text:style-name="T10">kill them</text:span>, but this is <text:soft-page-break/>an “impossible thought” and therefore they set themselves up for the Joker Type and the Nuobocat as the “other”. By giving up a tiny amount of control, people could transition to sustainable energy <text:span text:style-name="T19">faster</text:span>, but since giving “a tiny amount of control” is confused with “giving up control”, they will not. They use the excuse that climate change is going to impact the “other” as an excuse to not make any action. The reality is that both the “other” and “me” will end up dead, without any action. <text:span text:style-name="T27">However, as horrible as this situation is, it did not happen over night. The situation is </text:span><text:span text:style-name="T13">complex</text:span><text:span text:style-name="T27">.</text:span></text:p>
      <text:p text:style-name="P10"/>
      <text:p text:style-name="P20">Understanding climate change <text:span text:style-name="T22">is demanding for a single person. However, it is not the lack of knowledge about climate change that is missing. The problem is the large scope and insufficient time to act when consequences are irreversible. Few people can imagine their whole world being turned upside down and society as a whole being impacted on a large scale. Another problem is that climate change is not going to produce huge relative negative utility for single persons. Instead, it will affect the whole society </text:span><text:span text:style-name="T23">which makes it seems like a problem for society to solve, which it is correct, since it requires coordination, but this can lead to a fallacy of imagining that it will not affect individuals. The “radical middle” here is a slippery slope of delaying action.</text:span></text:p>
      <text:p text:style-name="P19"/>
      <text:p text:style-name="P21">However, this should not be confused with e.g. the spread of misinformation about climate change.<text:span text:style-name="T25"> A Nuobocat situation is more subtle. People can be in a in a such situation without making obvious errors of reasoning, simply because we are incable of reasoning perfectly.</text:span></text:p>
      <text:p text:style-name="P21"><text:span text:style-name="T25"/></text:p>
      <text:p text:style-name="P10">The solution is to think like this “<text:span text:style-name="T19">I</text:span>f I take action, then it will be the people in the alternative timeline which did not take action that will suffer. By taking action, I will ensure that I end up in the timeline where climate change does not lead to a total catastrophe. Instead I bring the catastrophe to the other timeline. I am <text:span text:style-name="T19">in </text:span>control and the people in the alternative timeline <text:span text:style-name="T19">are</text:span> less in control.”</text:p>
      <text:p text:style-name="P10"/>
      <text:p text:style-name="P10">The idea is that the <text:span text:style-name="T6">taking control</text:span> must happen at the expense of someone else, even if that “someone else” is just imaginary. The person views the “taking control” as an improvement of the situation and although the decisions process used here is irrational, it can still be exploited to make rational decisions.</text:p>
      <text:p text:style-name="P10"/>
      <text:p text:style-name="P11">When a person has suicidal thoughts, the same “increased risk of dying” is “pushed out” of language and becomes the “radical middle”. The risk of dying is not thought of as a risk, but as an intentional action to “harm” an abstract “universal category”, e.g. a group of people, even if the person would never wish to harm any individual in the group. <text:span text:style-name="T19">T</text:span>his “universal category” and the sense of “harm” to it, is made-up. The person is irrational, under stress and risk of dying. To give up a tiny amount of control, e.g. to seek professional help, seems “infinitely separated”. One trick is to think e.g. “I <text:span text:style-name="T14">want to order an appointment with the doctor to take that time from someone else</text:span>”.</text:p>
      <text:p text:style-name="P11"/>
      <text:p text:style-name="P25"><text:span text:style-name="T10">This should not be confused with philosophical positions about suicide.</text:span> This person does not want to commit suicide, is it just hard to give up a tiny amount of perceived control over this “universal category”. It is obsession about control that prevents the person from seeking professional help.</text:p>
      <text:p text:style-name="P10"/>
      <text:p text:style-name="P11">The name “Nuobocat” was chosen because people like cats.<text:line-break/>Thinking about cats helps when talking about this dark side of human nature.</text:p>
      <text:h text:style-name="P15" text:outline-level="3">References:</text:h>
      <text:p text:style-name="P12"/>
      <text:p text:style-name="P12"><text:reference-mark-start text:name="the joker type"/>[1]<text:reference-mark-end text:name="the joker type"/><text:tab/>“The Joker Type”</text:p>
      <text:p text:style-name="P12"><text:tab/>Sven Nilsen, 2021</text:p>
      <text:p text:style-name="P12"><text:tab/><text:a xlink:type="simple" xlink:href="https://github.com/advancedresearch/path_semantics/blob/master/papers-wip2/the-joker-type.pdf" text:style-name="Internet_20_link" text:visited-style-name="Visited_20_Internet_20_Link"><text:span text:style-name="T15">https://github.com/advancedresearch/path_semantics/blob/master/papers-wip2/the-joker-type.pdf</text:span></text:a></text:p>
      <text:p text:style-name="P12"/>
      <text:p text:style-name="P13"><text:reference-mark-start text:name="seshatism"/>[2]<text:reference-mark-end text:name="seshatism"/><text:tab/>“Seshatism”</text:p>
      <text:p text:style-name="P13"><text:tab/>Sven Nilsen, 2021</text:p>
      <text:p text:style-name="P13"><text:tab/><text:a xlink:type="simple" xlink:href="https://github.com/advancedresearch/path_semantics/blob/master/papers-wip2/seshatism.pdf" text:style-name="Internet_20_link" text:visited-style-name="Visited_20_Internet_20_Link"><text:span text:style-name="T15">https://github.com/advancedresearch/path_semantics/blob/master/papers-wip2/seshatism.pdf</text:span></text:a></text:p>
      <text:p text:style-name="P13"/>
      <text:p text:style-name="P13"><text:reference-mark-start text:name="platonism"/>[3]<text:reference-mark-end text:name="platonism"/><text:tab/>“Platonism”</text:p>
      <text:p text:style-name="P13"><text:tab/>Wikipedia</text:p>
      <text:p text:style-name="P13"><text:tab/><text:a xlink:type="simple" xlink:href="https://en.wikipedia.org/wiki/Platonism" text:style-name="Internet_20_link" text:visited-style-name="Visited_20_Internet_20_Link"><text:span text:style-name="T15">https://en.wikipedia.org/wiki/Platonism</text:span></text:a></text:p>
      <text:p text:style-name="P13"/>
      <text:p text:style-name="P13"><text:reference-mark-start text:name="möbius strip"/>[4]<text:reference-mark-end text:name="möbius strip"/><text:tab/>“Möbius strip”</text:p>
      <text:p text:style-name="P13"><text:tab/>Wikipedia</text:p>
      <text:p text:style-name="P13"><text:tab/><text:a xlink:type="simple" xlink:href="https://en.wikipedia.org/wiki/Möbius_strip" text:style-name="Internet_20_link" text:visited-style-name="Visited_20_Internet_20_Link"><text:span text:style-name="T15">https://en.wikipedia.org/wiki/M%C3%B6bius_strip</text:span></text:a></text:p>
      <text:p text:style-name="P13"/>
      <text:p text:style-name="P13"><text:reference-mark-start text:name="avatar graphs"/>[5]<text:reference-mark-end text:name="avatar graphs"/><text:tab/>“Avatar Graphs”</text:p>
      <text:p text:style-name="P13"><text:tab/>Sven Nilsen, 2020-2021</text:p>
      <text:p text:style-name="P13"><text:tab/><text:a xlink:type="simple" xlink:href="https://github.com/advancedresearch/path_semantics/blob/master/papers-wip/avatar-graphs.pdf" text:style-name="Internet_20_link" text:visited-style-name="Visited_20_Internet_20_Link"><text:span text:style-name="T15">https://github.com/advancedresearch/path_semantics/blob/master/papers-wip/avatar-graphs.pdf</text:span></text:a></text:p>
      <text:p text:style-name="P13"/>
      <text:p text:style-name="P14"><text:reference-mark-start text:name="climate change"/>[6]<text:reference-mark-end text:name="climate change"/><text:tab/>“Climate change”</text:p>
      <text:p text:style-name="P14"><text:tab/>Wikipedia</text:p>
      <text:p text:style-name="P14"><text:tab/><text:a xlink:type="simple" xlink:href="https://en.wikipedia.org/wiki/Climate_change" text:style-name="Internet_20_link" text:visited-style-name="Visited_20_Internet_20_Link"><text:span text:style-name="T15">https://en.wikipedia.org/wiki/Climate_change</text:span></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9T13:26:47.624322660</meta:creation-date>
    <dc:date>2021-12-17T20:19:38.538039791</dc:date>
    <meta:editing-duration>PT1H25M2S</meta:editing-duration>
    <meta:editing-cycles>2</meta:editing-cycles>
    <meta:generator>LibreOffice/7.2.2.2$MacOSX_X86_64 LibreOffice_project/02b2acce88a210515b4a5bb2e46cbfb63fe97d56</meta:generator>
    <meta:document-statistic meta:table-count="0" meta:image-count="0" meta:object-count="0" meta:page-count="5" meta:paragraph-count="77" meta:word-count="2233" meta:character-count="13520" meta:non-whitespace-character-count="11352"/>
  </office:meta>
</office:document-meta>
</file>